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2023-07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2019-07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2018-06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2016-08-10 1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2011-05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2007-04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2006-03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2005-03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2004-03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2003-03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2002-04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2001-04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2000-03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99-10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99-03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98-10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98-03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97-10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97-04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96-03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95-10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95-02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94-07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93-10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93-05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92-09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92-05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92-02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92-01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91-11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91-08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91-06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91-05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91-02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91-01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90-10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90-08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90-06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90-04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90-03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89-11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89-09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89-07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89-05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89-03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88-11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88-09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88-07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88-05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88-03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87-10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87-03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86-10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86-02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85-09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85-03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84-10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84-03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83-12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83-10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83-08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83-06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83-04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83-03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82-11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82-10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82-08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82-06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82-05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82-03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82-02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82-01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81-12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81-10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81-08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81-07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81-05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81-03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81-02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80-12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80-10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80-08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80-06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80-04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80-03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80-02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79-12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79-10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79-08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79-06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79-04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79-03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79-01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78-12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78-10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78-07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78-06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78-04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78-02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77-12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77-10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77-08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77-07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77-05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77-03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77-02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76-12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76-10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76-08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76-06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76-05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76-03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76-02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76-01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75-10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75-09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75-07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75-05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75-04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75-03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75-01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74-11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74-09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74-07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74-05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74-02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73-12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73-11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73-09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73-07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73-05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73-03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72-12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72-10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72-09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72-06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72-05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72-05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72-03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72-02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71-12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71-12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2744</text:p>
          </table:table-cell>
          <table:table-cell office:value-type="string" calcext:value-type="string">
            <text:p>1971-09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51" meta:object-count="0"/>
    <meta:user-defined meta:name="AppVersion">3.0</meta:user-defined>
  </office:meta>
</office:document-meta>
</file>